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2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3" style:family="paragraph" style:parent-style-name="Standard">
      <style:text-properties fo:font-size="30pt" officeooo:rsid="001c0289" officeooo:paragraph-rsid="001c9063" style:font-size-asian="26.25pt" style:font-size-complex="30pt"/>
    </style:style>
    <style:style style:name="P4" style:family="paragraph" style:parent-style-name="Standard">
      <style:text-properties fo:font-size="30pt" fo:font-weight="normal" officeooo:rsid="001e69ed" officeooo:paragraph-rsid="001e69ed" style:font-size-asian="26.25pt" style:font-weight-asian="normal" style:font-size-complex="30pt" style:font-weight-complex="normal"/>
    </style:style>
    <style:style style:name="T1" style:family="text">
      <style:text-properties officeooo:rsid="001c0289"/>
    </style:style>
    <style:style style:name="T2" style:family="text">
      <style:text-properties officeooo:rsid="001c9063"/>
    </style:style>
    <style:style style:name="T3" style:family="text">
      <style:text-properties fo:font-weight="bold" officeooo:rsid="001c9063" style:font-weight-asian="bold" style:font-weight-complex="bold"/>
    </style:style>
    <style:style style:name="T4" style:family="text">
      <style:text-properties fo:font-weight="bold" officeooo:rsid="001c0289" style:font-weight-asian="bold" style:font-weight-complex="bold"/>
    </style:style>
    <style:style style:name="T5" style:family="text">
      <style:text-properties officeooo:rsid="001fb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p text:style-name="P1">1) <text:span text:style-name="T4">Citer</text:span><text:span text:style-name="T1"> 4 types d’énergies différents.</text:span></text:p>
      <text:p text:style-name="P3">2) <text:span text:style-name="T3">Citer </text:span><text:span text:style-name="T2">une source d’énergie </text:span><text:span text:style-name="T3">renouvelable.</text:span></text:p>
      <text:p text:style-name="P3"><text:span text:style-name="T2">3</text:span>) <text:span text:style-name="T2">Citer une source d’énergie </text:span><text:span text:style-name="T3">non renouvelable.</text:span></text:p>
      <text:p text:style-name="P4">4) <text:span text:style-name="T5">Si il fait trop chaud, quel type d’énergie est concerné 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1-10-03T23:20:54.392650239</dc:date>
    <meta:editing-duration>PT3H9M1S</meta:editing-duration>
    <meta:editing-cycles>5</meta:editing-cycles>
    <meta:generator>LibreOffice/7.2.1.2$Linux_X86_64 LibreOffice_project/20$Build-2</meta:generator>
    <meta:document-statistic meta:table-count="0" meta:image-count="0" meta:object-count="0" meta:page-count="1" meta:paragraph-count="5" meta:word-count="37" meta:character-count="218" meta:non-whitespace-character-count="180"/>
  </office:meta>
</office:document-meta>
</file>